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xicalAutomatonEntry.readObject( java . io .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xicalAutomatonEntry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ternTransformer.endElement( String uri , String loc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xicalAutomatonEntry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tern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Transformer.characters( char [ ] c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search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3">
            <text:p text:style-name="Table_20_Contents">23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PatternTransforme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ignorableWhitespace( char [ ] c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setup( SourceResolver resolver , Map objectmodel , String src , Parameters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attern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ternTransformer.startElement( String uri , String loc , String raw , Attributes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Transformer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Transformer.comment( char [ ] ch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xicalAutomatonEntry.LexicalAutomatonEntry( LexicalAutomaton automaton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xicalAutomatonEntry.getLexicalAutoma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